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56.07mm" svg:y="2.59mm">
            <loext:p draw:notify-on-update-of-ranges="Feuille1.A1:Feuille1.A3 Feuille1.B1:Feuille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1.95mm" svg:y="116.72mm">
            <loext:p draw:notify-on-update-of-ranges="Feuille1.A29:Feuille1.A31 Feuille1.B29:Feuille1.B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office:value-type="string" calcext:value-type="string">
            <text:p>Unsaf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00-00-00</text:date>, <text:time style:data-style-name="N2" text:time-value="14:01:02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4:01:03.252000000</meta:creation-date>
    <meta:editing-duration>PT2M29S</meta:editing-duration>
    <meta:editing-cycles>3</meta:editing-cycles>
    <meta:generator>LibreOffice/5.1.5.2$Windows_X86_64 LibreOffice_project/7a864d8825610a8c07cfc3bc01dd4fce6a9447e5</meta:generator>
    <dc:date>2016-11-12T14:03:26.733000000</dc:date>
    <meta:document-statistic meta:table-count="1" meta:cell-count="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11cm" svg:y="0.315cm" chart:style-name="ch2">
          <text:p>Temps de calcul en fonction du nombre de serveurs</text:p>
        </chart:title>
        <chart:subtitle svg:x="6.508cm" svg:y="1.289cm" chart:style-name="ch3">
          <text:p>Mode sécuritaire</text:p>
        </chart:subtitle>
        <chart:plot-area chart:style-name="ch4" table:cell-range-address="Feuille1.A1:Feuille1.B3" svg:x="1.318cm" svg:y="2.124cm" svg:width="14.362cm" svg:height="5.728cm">
          <chartooo:coordinate-region svg:x="2.164cm" svg:y="2.323cm" svg:width="13.263cm" svg:height="4.882cm"/>
          <chart:axis chart:dimension="x" chart:name="primary-x" chart:style-name="ch5">
            <chart:title svg:x="7.006cm" svg:y="8.033cm" chart:style-name="ch6">
              <text:p>Nombre de serveurs</text:p>
            </chart:title>
          </chart:axis>
          <chart:axis chart:dimension="y" chart:name="primary-y" chart:style-name="ch5">
            <chart:title svg:x="0.451cm" svg:y="6.739cm" chart:style-name="ch7">
              <text:p>Temps d'exécution (ms)</text:p>
            </chart:title>
            <chart:grid chart:style-name="ch8" chart:class="major"/>
          </chart:axis>
          <chart:series chart:style-name="ch9" chart:values-cell-range-address="Feuille1.B1:Feuille1.B3" chart:class="chart:scatter">
            <chart:domain table:cell-range-address="Feuille1.A1:Feuille1.A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1:Feuille1.A3</svg:desc>
                </draw:g>
              </table:table-cell>
              <table:table-cell office:value-type="float" office:value="511">
                <text:p>511</text:p>
                <draw:g>
                  <svg:desc>Feuille1.B1:Feuille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68">
                <text:p>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38cm" svg:y="0.315cm" chart:style-name="ch2">
          <text:p>Temps de calcul en fonction du nombre de serveurs non-sécuritaires</text:p>
        </chart:title>
        <chart:subtitle svg:x="5.456cm" svg:y="1.289cm" chart:style-name="ch3">
          <text:p>3 serveurs pour chaque tests</text:p>
        </chart:subtitle>
        <chart:plot-area chart:style-name="ch4" table:cell-range-address="Feuille1.A29:Feuille1.B31" svg:x="1.318cm" svg:y="2.124cm" svg:width="14.362cm" svg:height="5.728cm">
          <chartooo:coordinate-region svg:x="2.164cm" svg:y="2.323cm" svg:width="13.064cm" svg:height="4.882cm"/>
          <chart:axis chart:dimension="x" chart:name="primary-x" chart:style-name="ch5">
            <chart:title svg:x="4.665cm" svg:y="8.033cm" chart:style-name="ch6">
              <text:p>Nombre de serveurs non-sécuritaires (50% malicieux)</text:p>
            </chart:title>
          </chart:axis>
          <chart:axis chart:dimension="y" chart:name="primary-y" chart:style-name="ch5">
            <chart:title svg:x="0.451cm" svg:y="6.739cm" chart:style-name="ch7">
              <text:p>Temps d'exécution (ms)</text:p>
            </chart:title>
            <chart:grid chart:style-name="ch8" chart:class="major"/>
          </chart:axis>
          <chart:series chart:style-name="ch9" chart:values-cell-range-address="Feuille1.B29:Feuille1.B31" chart:class="chart:scatter">
            <chart:domain table:cell-range-address="Feuille1.A29:Feuille1.A31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9:Feuille1.A31</svg:desc>
                </draw:g>
              </table:table-cell>
              <table:table-cell office:value-type="float" office:value="755">
                <text:p>755</text:p>
                <draw:g>
                  <svg:desc>Feuille1.B29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08">
                <text:p>1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